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1685in" svg:height="6.928in" svg:x="0.4213in" svg:y="4.7634in">
            <draw:object draw:notify-on-update-of-ranges="Sheet1.C4:Sheet1.C27 Sheet1.D4:Sheet1.D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table:number-columns-spanned="5" table:number-rows-spanned="1">
            <text:p>Diffusion Operator vs.Iteration Matrix Spectral Radius Study</text:p>
          </table:table-cell>
          <table:covered-table-cell table:number-columns-repeated="4"/>
          <table:table-cell/>
          <table:table-cell office:value-type="string">
            <text:p>Serial Runs</text:p>
          </table:table-cell>
          <table:table-cell office:value-type="string">
            <text:p>Nonreentrant current vacuum boundary conditions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dx</text:p>
          </table:table-cell>
          <table:table-cell table:style-name="ce1" office:value-type="string">
            <text:p>N</text:p>
          </table:table-cell>
          <table:table-cell table:style-name="ce1" office:value-type="string">
            <text:p>S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4]/[.B4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5]/[.B5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6]/[.B6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7]/[.B7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number-columns-repeated="2" office:value-type="float" office:value="1">
            <text:p>1</text:p>
          </table:table-cell>
          <table:table-cell table:formula="of:=[.A8]/[.B8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9]/[.B9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0]/[.B10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11]/[.B11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2]/[.B12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13]/[.B13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14]/[.B14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15]/[.B15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16]/[.B16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17]/[.B17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18]/[.B18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19]/[.B19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0]/[.B20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21]/[.B21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22]/[.B22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23]/[.B23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24]/[.B24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25]/[.B25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26]/[.B26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27]/[.B27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table:formula="of:=100/10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3" table:number-rows-repeated="16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09:46:17</meta:creation-date>
    <dc:date>2012-11-15T10:40:04</dc:date>
    <meta:editing-duration>PT52M18S</meta:editing-duration>
    <meta:editing-cycles>9</meta:editing-cycles>
    <meta:generator>LibreOffice/3.5$Linux_X86_64 LibreOffice_project/350m1$Build-2</meta:generator>
    <meta:document-statistic meta:table-count="3" meta:cell-count="1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829cm" svg:height="17.598cm" xlink:href=".." xlink:type="simple" chart:class="chart:scatter" chart:style-name="ch1">
        <chart:title svg:x="6.56cm" svg:y="0.487cm" chart:style-name="ch2">
          <text:p>Iteration Matrix Spectral Radius vs. Scattering to Absorption Ratio</text:p>
        </chart:title>
        <chart:plot-area chart:style-name="ch3" table:cell-range-address="Sheet1.C4:Sheet1.D27" svg:x="1.527cm" svg:y="2.319cm" svg:width="23.27cm" svg:height="13.947cm">
          <chartooo:coordinate-region svg:x="2.254cm" svg:y="2.518cm" svg:width="22.263cm" svg:height="13.101cm"/>
          <chart:axis chart:dimension="x" chart:name="primary-x" chart:style-name="ch4">
            <chart:title svg:x="11.663cm" svg:y="16.617cm" chart:style-name="ch5">
              <text:p>Sigma_a / Sigma_s</text:p>
            </chart:title>
          </chart:axis>
          <chart:axis chart:dimension="y" chart:name="primary-y" chart:style-name="ch6">
            <chart:title svg:x="0.451cm" svg:y="9.812cm" chart:style-name="ch7">
              <text:p>rho(H)</text:p>
            </chart:title>
            <chart:grid chart:style-name="ch8" chart:class="major"/>
          </chart:axis>
          <chart:series chart:style-name="ch9" chart:values-cell-range-address="Sheet1.D4:Sheet1.D27" chart:class="chart:scatter">
            <chart:domain table:cell-range-address="Sheet1.C4:Sheet1.C27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4:Sheet1.C27</svg:desc>
                </draw:g>
              </table:table-cell>
              <table:table-cell office:value-type="float" office:value="0.999428">
                <text:p>0.999428</text:p>
                <draw:g>
                  <svg:desc>Sheet1.D4:Sheet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96625">
                <text:p>0.996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92728">
                <text:p>0.992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7761">
                <text:p>0.9877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757">
                <text:p>0.981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66799">
                <text:p>0.9667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48224">
                <text:p>0.948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926469">
                <text:p>0.926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2011">
                <text:p>0.902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875348">
                <text:p>0.8753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6973">
                <text:p>0.846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817361">
                <text:p>0.8173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86952">
                <text:p>0.786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75614">
                <text:p>0.75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725275">
                <text:p>0.725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694651">
                <text:p>0.694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664514">
                <text:p>0.6645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606449">
                <text:p>0.6064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55217">
                <text:p>0.55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02225">
                <text:p>0.5022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316275">
                <text:p>0.3162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09085">
                <text:p>0.209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417298">
                <text:p>0.04172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8752">
                <text:p>0.0108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